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75cm" fo:margin-left="0cm" fo:margin-top="0cm" fo:margin-bottom="0cm" table:align="left"/>
    </style:style>
    <style:style style:name="Tabla1.A" style:family="table-column">
      <style:table-column-properties style:column-width="6.271cm"/>
    </style:style>
    <style:style style:name="Tabla1.B" style:family="table-column">
      <style:table-column-properties style:column-width="9.60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741b47" fo:padding="0.176cm" fo:border="1pt solid #741b47">
        <style:background-image/>
      </style:table-cell-properties>
    </style:style>
    <style:style style:name="Tabla1.A2" style:family="table-cell">
      <style:table-cell-properties style:vertical-align="" fo:padding="0.176cm" fo:border-left="1pt solid #ffffff" fo:border-right="2.25pt dashed #741b47" fo:border-top="1pt solid #741b47" fo:border-bottom="2.25pt dashed #741b47"/>
    </style:style>
    <style:style style:name="Tabla1.B2" style:family="table-cell">
      <style:table-cell-properties style:vertical-align="" fo:padding="0.176cm" fo:border-left="2.25pt dashed #741b47" fo:border-right="1pt solid #ffffff" fo:border-top="1pt solid #741b47" fo:border-bottom="2.25pt dashed #741b47"/>
    </style:style>
    <style:style style:name="Tabla1.A3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3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4" style:family="table-row">
      <style:table-row-properties style:min-row-height="0.945cm" fo:keep-together="auto"/>
    </style:style>
    <style:style style:name="Tabla1.A4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4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5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5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6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6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7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7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8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8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9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9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10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10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Tabla1.A11" style:family="table-cell">
      <style:table-cell-properties style:vertical-align="" fo:padding="0.176cm" fo:border-left="1pt solid #ffffff" fo:border-right="2.25pt dashed #741b47" fo:border-top="2.25pt dashed #741b47" fo:border-bottom="2.25pt dashed #741b47"/>
    </style:style>
    <style:style style:name="Tabla1.B11" style:family="table-cell">
      <style:table-cell-properties style:vertical-align="" fo:padding="0.176cm" fo:border-left="2.25pt dashed #741b47" fo:border-right="1pt solid #ffffff" fo:border-top="2.25pt dashed #741b47" fo:border-bottom="2.25pt dashed #741b47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top="0cm" fo:margin-bottom="0.353cm" loext:contextual-spacing="false" fo:line-height="100%" fo:orphans="0" fo:widows="0"/>
    </style:style>
    <style:style style:name="P7" style:family="paragraph" style:parent-style-name="Standard">
      <style:paragraph-properties fo:margin-top="0cm" fo:margin-bottom="0.353cm" loext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color="#ffffff" fo:font-size="12pt" fo:font-weight="bold" style:font-size-asian="12pt" style:font-weight-asian="bold" style:font-size-complex="12pt"/>
    </style:style>
    <style:style style:name="T2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3" style:family="text">
      <style:text-properties style:font-name="Arial Unicode MS" style:font-name-asian="Arial Unicode MS1" style:font-name-complex="Arial Unicode MS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Reglas gramaticales</text:span></text:p>
          </table:table-cell>
          <table:table-cell table:style-name="Tabla1.A1" office:value-type="string">
            <text:p text:style-name="P2"><text:span text:style-name="T1">Reglas semánticas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D → T L ; D</text:span></text:p>
          </table:table-cell>
          <table:table-cell table:style-name="Tabla1.B2" office:value-type="string">
            <text:p text:style-name="P3"><text:span text:style-name="T4">L.tipo = T.tipo</text:span></text:p>
          </table:table-cell>
        </table:table-row>
        <table:table-row table:style-name="Tabla1.1">
          <table:table-cell table:style-name="Tabla1.A3" office:value-type="string">
            <text:p text:style-name="P2"><text:span text:style-name="T2">D → Ɛ</text:span></text:p>
          </table:table-cell>
          <table:table-cell table:style-name="Tabla1.B3" office:value-type="string">
            <text:p text:style-name="P4"/>
          </table:table-cell>
        </table:table-row>
        <table:table-row table:style-name="Tabla1.4">
          <table:table-cell table:style-name="Tabla1.A4" office:value-type="string">
            <text:p text:style-name="P2"><text:span text:style-name="T2">T → BC</text:span></text:p>
          </table:table-cell>
          <table:table-cell table:style-name="Tabla1.B4" office:value-type="string">
            <text:p text:style-name="P5"><text:span text:style-name="T4">C.base = B.tipo</text:span></text:p>
            <text:p text:style-name="P5"><text:span text:style-name="T4">T.tipo = C.tipo</text:span></text:p>
          </table:table-cell>
        </table:table-row>
        <table:table-row table:style-name="Tabla1.1">
          <table:table-cell table:style-name="Tabla1.A5" office:value-type="string">
            <text:p text:style-name="P2"><text:span text:style-name="T2">B → int</text:span></text:p>
          </table:table-cell>
          <table:table-cell table:style-name="Tabla1.B5" office:value-type="string">
            <text:p text:style-name="P3"><text:span text:style-name="T4">B.tipo = TT.get_id(int)</text:span></text:p>
          </table:table-cell>
        </table:table-row>
        <table:table-row table:style-name="Tabla1.1">
          <table:table-cell table:style-name="Tabla1.A6" office:value-type="string">
            <text:p text:style-name="P2"><text:span text:style-name="T2">B →float</text:span></text:p>
          </table:table-cell>
          <table:table-cell table:style-name="Tabla1.B6" office:value-type="string">
            <text:p text:style-name="P3"><text:span text:style-name="T4">B.tipo = TT.get_id(float)</text:span></text:p>
          </table:table-cell>
        </table:table-row>
        <table:table-row table:style-name="Tabla1.1">
          <table:table-cell table:style-name="Tabla1.A7" office:value-type="string">
            <text:p text:style-name="P2"><text:span text:style-name="T4">C</text:span><text:span text:style-name="T5">1</text:span><text:span text:style-name="T2"> → [ </text:span><text:span text:style-name="T4">num ] C</text:span><text:span text:style-name="T5">2</text:span></text:p>
          </table:table-cell>
          <table:table-cell table:style-name="Tabla1.B7" office:value-type="string">
            <text:p text:style-name="P6"><text:span text:style-name="T4">C</text:span><text:span text:style-name="T5">2</text:span><text:span text:style-name="T4">.base = C</text:span><text:span text:style-name="T5">1</text:span><text:span text:style-name="T4">.base,</text:span></text:p>
            <text:p text:style-name="P6"><text:span text:style-name="T4">C</text:span><text:span text:style-name="T5">1</text:span><text:span text:style-name="T4">.tipo=TT.insertar(“array”,num.val,C</text:span><text:span text:style-name="T5">2</text:span><text:span text:style-name="T4">.tipo)</text:span></text:p>
          </table:table-cell>
        </table:table-row>
        <table:table-row table:style-name="Tabla1.1">
          <table:table-cell table:style-name="Tabla1.A8" office:value-type="string">
            <text:p text:style-name="P2"><text:span text:style-name="T2">C → Ɛ</text:span></text:p>
          </table:table-cell>
          <table:table-cell table:style-name="Tabla1.B8" office:value-type="string">
            <text:p text:style-name="P3"><text:span text:style-name="T4">C.tipo = C.base</text:span></text:p>
          </table:table-cell>
        </table:table-row>
        <table:table-row table:style-name="Tabla1.1">
          <table:table-cell table:style-name="Tabla1.A9" office:value-type="string">
            <text:p text:style-name="P2"><text:span text:style-name="T2">L → id L ‘</text:span></text:p>
          </table:table-cell>
          <table:table-cell table:style-name="Tabla1.B9" office:value-type="string">
            <text:p text:style-name="P6"><text:span text:style-name="T4">L’.tipo=L.tipo</text:span></text:p>
            <text:p text:style-name="P6"><text:span text:style-name="T4">id.tipo = L.tipo</text:span></text:p>
            <text:p text:style-name="P6"><text:span text:style-name="T4">si TS.buscar(id)==falso entonces:</text:span></text:p>
            <text:p text:style-name="P6"><text:span text:style-name="T4"><text:s text:c="3"/>id.tipo = L.tipo</text:span></text:p>
            <text:p text:style-name="P6"><text:span text:style-name="T4"><text:s text:c="3"/>TS.insertar(id,L.tipo,dir,’var’, ----)</text:span></text:p>
            <text:p text:style-name="P6"><text:span text:style-name="T4"><text:s text:c="3"/>dir += TT.get_Tam(id.tipo)</text:span></text:p>
            <text:p text:style-name="P6"><text:span text:style-name="T4">else:</text:span></text:p>
            <text:p text:style-name="P6"><text:span text:style-name="T4"><text:s text:c="3"/>error(“Variable declarada anteriormente”)</text:span></text:p>
          </table:table-cell>
        </table:table-row>
        <table:table-row table:style-name="Tabla1.1">
          <table:table-cell table:style-name="Tabla1.A10" office:value-type="string">
            <text:p text:style-name="P2"><text:span text:style-name="T2">L’ →, id L’</text:span><text:span text:style-name="T5">1</text:span></text:p>
          </table:table-cell>
          <table:table-cell table:style-name="Tabla1.B10" office:value-type="string">
            <text:p text:style-name="P6"><text:span text:style-name="T4">id.tipo = L’.tipo</text:span></text:p>
            <text:p text:style-name="P6"><text:span text:style-name="T4">L</text:span><text:span text:style-name="T5">1</text:span><text:span text:style-name="T4">’.tipo = L’.tipo</text:span></text:p>
            <text:p text:style-name="P6"><text:span text:style-name="T4">si TS.buscar(id)==falso:</text:span></text:p>
            <text:p text:style-name="P6"><text:span text:style-name="T4"><text:s text:c="3"/>id.tipo = L’.tipo</text:span></text:p>
            <text:p text:style-name="P6"><text:span text:style-name="T4"><text:s text:c="3"/>TS.insertar(id,L’.tipo,dir,”var”, -----)</text:span></text:p>
            <text:p text:style-name="P6"><text:span text:style-name="T4"><text:s text:c="3"/>dir += TT.get_Tam(id.tipo)</text:span></text:p>
            <text:p text:style-name="P6"><text:span text:style-name="T4">else:</text:span></text:p>
            <text:p text:style-name="P6"><text:span text:style-name="T4"><text:s text:c="3"/>error(“Variable declarada anteriormente”)</text:span></text:p>
          </table:table-cell>
        </table:table-row>
        <text:soft-page-break/>
        <table:table-row table:style-name="Tabla1.1">
          <table:table-cell table:style-name="Tabla1.A11" office:value-type="string">
            <text:p text:style-name="P1"><text:span text:style-name="T2">L’ →Ɛ</text:span></text:p>
          </table:table-cell>
          <table:table-cell table:style-name="Tabla1.B11" office:value-type="string">
            <text:p text:style-name="P7"/>
          </table:table-cell>
        </table:table-row>
      </table:table>
      <text:p text:style-name="Standard"/>
      <text:p text:style-name="Standard"><text:span text:style-name="T3">P→ D S</text:span></text:p>
      <text:p text:style-name="Standard"><text:span text:style-name="T3">D→ T L ; D | ε</text:span></text:p>
      <text:p text:style-name="Standard"><text:span text:style-name="T3">T→ BC</text:span></text:p>
      <text:p text:style-name="Standard"><text:span text:style-name="T3">C→[num]C | ε</text:span></text:p>
      <text:p text:style-name="Standard"><text:span text:style-name="T3">B→int | float</text:span></text:p>
      <text:p text:style-name="Standard"><text:span text:style-name="T3">L → L, id | id</text:span></text:p>
      <text:p text:style-name="Standard"><text:span text:style-name="T3">S→id = E; S | id = E;</text:span></text:p>
      <text:p text:style-name="Standard"><text:span text:style-name="T3">E→ E + U | E - U | U</text:span></text:p>
      <text:p text:style-name="Standard"><text:span text:style-name="T3">U→ U * F | U / F | U % F | F</text:span></text:p>
      <text:p text:style-name="Standard"><text:span text:style-name="T3">F → (E) | id | n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6" meta:word-count="167" meta:character-count="842" meta:non-whitespace-character-count="699"/>
    <meta:generator>LibreOffice/6.1.5.2$Linux_X86_64 LibreOffice_project/10$Build-2</meta:generator>
  </office:meta>
</office:document-meta>
</file>